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9b926"/>
    </style:style>
    <style:style style:name="T4" style:family="text">
      <style:text-properties officeooo:rsid="0041310c"/>
    </style:style>
    <style:style style:name="T5" style:family="text">
      <style:text-properties officeooo:rsid="004b03e6"/>
    </style:style>
    <style:style style:name="T6" style:family="text">
      <style:text-properties officeooo:rsid="004c28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3">12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text:span text:style-name="T4">2de2</text:span></text:p>
      <text:p text:style-name="P5"/>
      <text:p text:style-name="P6"><text:a xlink:type="simple" xlink:href="https://CODERPROG.COM/MASTER-PRACTICAL-JAVA-DEVELOPMENT/1de" text:style-name="Internet_20_link" text:visited-style-name="Visited_20_Internet_20_Link">HTTPS://CODERPROG.COM/MASTER-PRACTICAL-JAVA-DEVELOPMENT/</text:a><text:span text:style-name="T5">5</text:span><text:a xlink:type="simple" xlink:href="https://CODERPROG.COM/MASTER-PRACTICAL-JAVA-DEVELOPMENT/1de" text:style-name="Internet_20_link" text:visited-style-name="Visited_20_Internet_20_Link"><text:span text:style-name="T5">de</text:span></text:a><text:span text:style-name="T5">5</text:span></text:p>
      <text:p text:style-name="P7"><text:a xlink:type="simple" xlink:href="https://coderprog.com/moving-to-java-9/" text:style-name="Internet_20_link" text:visited-style-name="Visited_20_Internet_20_Link">HTTPS://CODERPROG.COM/MOVING-TO-JAVA-9/</text:a><text:span text:style-name="T6">1de5</text:span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2T00:04:48.232035215</dc:date>
    <meta:editing-duration>PT40M1S</meta:editing-duration>
    <meta:editing-cycles>39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39" meta:non-whitespace-character-count="539"/>
  </office:meta>
</office:document-meta>
</file>